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65f" officeooo:paragraph-rsid="00053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ython core</text:p>
      <text:p text:style-name="P1">2. RDBMS</text:p>
      <text:p text:style-name="P1">3. Flask</text:p>
      <text:p text:style-name="P1">4. JSON</text:p>
      <text:p text:style-name="P1">5. Skype login</text:p>
      <text:p text:style-name="P1">6. Chrome Login</text:p>
      <text:p text:style-name="P1">7. Git 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0:33:54.318709947</meta:creation-date>
    <dc:date>2018-07-03T15:10:18.992042730</dc:date>
    <meta:editing-duration>PT1H55M52S</meta:editing-duration>
    <meta:editing-cycles>1</meta:editing-cycles>
    <meta:document-statistic meta:table-count="0" meta:image-count="0" meta:object-count="0" meta:page-count="1" meta:paragraph-count="7" meta:word-count="18" meta:character-count="77" meta:non-whitespace-character-count="66"/>
    <meta:generator>LibreOffice/5.1.6.2$Linux_X86_64 LibreOffice_project/10m0$Build-2</meta:generator>
  </office:meta>
</office:document-meta>
</file>